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/>
          <table:table-cell office:value-type="string">
            <text:p>xslt</text:p>
          </table:table-cell>
          <table:table-cell office:value-type="string">
            <text:p>identity</text:p>
          </table:table-cell>
          <table:table-cell office:value-type="string">
            <text:p>stx</text:p>
          </table:table-cell>
          <table:table-cell office:value-type="string">
            <text:p>freetle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37559">
            <text:p>1537559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50059">
            <text:p>2050059</text:p>
          </table:table-cell>
          <table:table-cell office:value-type="float" office:value="123">
            <text:p>123</text:p>
          </table:table-cell>
          <table:table-cell office:value-type="float" office:value="150">
            <text:p>150</text:p>
          </table:table-cell>
          <table:table-cell office:value-type="float" office:value="495">
            <text:p>49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562559">
            <text:p>2562559</text:p>
          </table:table-cell>
          <table:table-cell office:value-type="float" office:value="155">
            <text:p>155</text:p>
          </table:table-cell>
          <table:table-cell office:value-type="float" office:value="193">
            <text:p>193</text:p>
          </table:table-cell>
          <table:table-cell office:value-type="float" office:value="615">
            <text:p>61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075059">
            <text:p>3075059</text:p>
          </table:table-cell>
          <table:table-cell office:value-type="float" office:value="195">
            <text:p>195</text:p>
          </table:table-cell>
          <table:table-cell office:value-type="float" office:value="229">
            <text:p>229</text:p>
          </table:table-cell>
          <table:table-cell office:value-type="float" office:value="738">
            <text:p>73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3587559">
            <text:p>3587559</text:p>
          </table:table-cell>
          <table:table-cell office:value-type="float" office:value="228">
            <text:p>228</text:p>
          </table:table-cell>
          <table:table-cell office:value-type="float" office:value="262">
            <text:p>262</text:p>
          </table:table-cell>
          <table:table-cell office:value-type="float" office:value="874">
            <text:p>874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100059">
            <text:p>4100059</text:p>
          </table:table-cell>
          <table:table-cell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995">
            <text:p>99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22500">
            <text:p>22500</text:p>
          </table:table-cell>
          <table:table-cell office:value-type="float" office:value="4612559">
            <text:p>4612559</text:p>
          </table:table-cell>
          <table:table-cell office:value-type="float" office:value="287">
            <text:p>287</text:p>
          </table:table-cell>
          <table:table-cell office:value-type="float" office:value="331">
            <text:p>331</text:p>
          </table:table-cell>
          <table:table-cell office:value-type="float" office:value="1109">
            <text:p>110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5125059">
            <text:p>5125059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1239">
            <text:p>1239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/>
          <table:table-cell office:value-type="string">
            <text:p>Speed (MB/s)</text:p>
          </table:table-cell>
          <table:table-cell table:style-name="ce1" table:formula="of:=SLOPE([.$B2:.$B9];[.C2:.C9])/1024" office:value-type="float" office:value="15.4317598281491">
            <text:p>15,4317598281491</text:p>
          </table:table-cell>
          <table:table-cell table:style-name="ce1" table:formula="of:=SLOPE([.$B2:.$B9];[.D2:.D9])/1024" office:value-type="float" office:value="13.401960169671">
            <text:p>13,401960169671</text:p>
          </table:table-cell>
          <table:table-cell table:style-name="ce1" table:formula="of:=SLOPE([.$B2:.$B9];[.E2:.E9])/1024" office:value-type="float" office:value="4.02488901431267">
            <text:p>4,02488901431267</text:p>
          </table:table-cell>
          <table:table-cell table:style-name="ce1" table:formula="of:=SLOPE([.$B2:.$B9];[.F2:.F9])/1024" office:value-type="float" office:value="13.6957445358902">
            <text:p>13,6957445358902</text:p>
          </table:table-cell>
        </table:table-row>
        <table:table-row table:style-name="ro1">
          <table:table-cell/>
          <table:table-cell office:value-type="string">
            <text:p>Linear coefficient</text:p>
          </table:table-cell>
          <table:table-cell table:formula="of:=CORREL([.$B2:.$B9];[.C2:.C9])" office:value-type="float" office:value="0.999207258534806">
            <text:p>0,999207258534806</text:p>
          </table:table-cell>
          <table:table-cell table:formula="of:=CORREL([.$B2:.$B9];[.D2:.D9])" office:value-type="float" office:value="0.998894750175592">
            <text:p>0,998894750175592</text:p>
          </table:table-cell>
          <table:table-cell table:formula="of:=CORREL([.$B2:.$B9];[.E2:.E9])" office:value-type="float" office:value="0.999891770680982">
            <text:p>0,999891770680982</text:p>
          </table:table-cell>
          <table:table-cell table:formula="of:=CORREL([.$B2:.$B9];[.F2:.F9])" office:value-type="float" office:value="0.981812837434163">
            <text:p>0,981812837434163</text:p>
          </table:table-cell>
        </table:table-row>
      </table:table>
      <table:table table:name="Performance" table:style-name="ta1" table:print="false">
        <table:shapes>
          <draw:frame draw:z-index="0" draw:style-name="gr1" svg:width="13.108cm" svg:height="10.136cm" svg:x="0.303cm" svg:y="0.082cm">
            <draw:object draw:notify-on-update-of-ranges="Data.C1:Data.F1 Data.C10:Data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inearity" table:style-name="ta1" table:print="false">
        <table:table-column table:style-name="co1" table:default-cell-style-name="Default"/>
        <table:table-row table:style-name="ro1">
          <table:table-cell>
            <draw:frame table:end-cell-address="Linearity.H29" table:end-x="1.79cm" table:end-y="0.292cm" draw:z-index="0" draw:style-name="gr1" svg:width="17.596cm" svg:height="12.887cm" svg:x="0cm" svg:y="0.001cm">
              <draw:object draw:notify-on-update-of-ranges="Data.B1:Data.B1 Data.B2:Data.B9 Data.C1:Data.C1 Data.C2:Data.C9 Data.B1:Data.B1 Data.B2:Data.B9 Data.D1:Data.D1 Data.D2:Data.D9 Data.B1:Data.B1 Data.B2:Data.B9 Data.E1:Data.E1 Data.E2:Data.E9 Data.B1:Data.B1 Data.B2:Data.B9 Data.F1:Data.F1 Data.F2:Data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2/11/2011</text:date>, <text:time>16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e Taillieu</meta:initial-creator>
    <meta:creation-date>2010-12-25T12:00:01</meta:creation-date>
    <dc:date>2011-11-12T16:40:10</dc:date>
    <dc:creator>Lucas Bruand</dc:creator>
    <meta:editing-duration>PT05H36M16S</meta:editing-duration>
    <meta:editing-cycles>16</meta:editing-cycles>
    <meta:generator>OpenOffice.org/3.2$Unix OpenOffice.org_project/320m12$Build-9483</meta:generator>
    <meta:document-statistic meta:table-count="3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97cm" svg:height="12.888cm" xlink:href=".." chart:class="chart:scatter" chart:style-name="ch1">
        <chart:legend chart:legend-position="end" svg:x="15.696cm" svg:y="5.6cm" chart:style-name="ch2"/>
        <chart:plot-area chart:style-name="ch3" table:cell-range-address="Data.B1:Data.F9" chart:data-source-has-labels="row" svg:x="3.067cm" svg:y="0.705cm" svg:width="14.526cm" svg:height="12.1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:Data.C9" chart:label-cell-address="Data.C1:Data.C1" chart:class="chart:scatter">
            <chart:domain table:cell-range-address="Data.B2:Data.B9"/>
            <chart:data-point chart:repeated="8"/>
          </chart:series>
          <chart:series chart:style-name="ch7" chart:values-cell-range-address="Data.D2:Data.D9" chart:label-cell-address="Data.D1:Data.D1" chart:class="chart:scatter">
            <chart:data-point chart:repeated="8"/>
          </chart:series>
          <chart:series chart:style-name="ch8" chart:values-cell-range-address="Data.E2:Data.E9" chart:label-cell-address="Data.E1:Data.E1" chart:class="chart:scatter">
            <chart:data-point chart:repeated="8"/>
          </chart:series>
          <chart:series chart:style-name="ch9" chart:values-cell-range-address="Data.F2:Data.F9" chart:label-cell-address="Data.F1:Data.F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Data.C1:Data.C1">xslt</text:p>
              </table:table-cell>
              <table:table-cell office:value-type="string">
                <text:p text:id="Data.D1:Data.D1">identity</text:p>
              </table:table-cell>
              <table:table-cell office:value-type="string">
                <text:p text:id="Data.E1:Data.E1">stx</text:p>
              </table:table-cell>
              <table:table-cell office:value-type="string">
                <text:p text:id="Data.F1:Data.F1">freet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7559">
                <text:p text:id="Data.B2:Data.B9">1537559</text:p>
              </table:table-cell>
              <table:table-cell office:value-type="float" office:value="96">
                <text:p text:id="Data.C2:Data.C9">96</text:p>
              </table:table-cell>
              <table:table-cell office:value-type="float" office:value="111">
                <text:p text:id="Data.D2:Data.D9">111</text:p>
              </table:table-cell>
              <table:table-cell office:value-type="float" office:value="368">
                <text:p text:id="Data.E2:Data.E9">368</text:p>
              </table:table-cell>
              <table:table-cell office:value-type="float" office:value="184">
                <text:p text:id="Data.F2:Data.F9">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0059">
                <text:p>2050059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495">
                <text:p>4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2559">
                <text:p>2562559</text:p>
              </table:table-cell>
              <table:table-cell office:value-type="float" office:value="155">
                <text:p>155</text:p>
              </table:table-cell>
              <table:table-cell office:value-type="float" office:value="193">
                <text:p>193</text:p>
              </table:table-cell>
              <table:table-cell office:value-type="float" office:value="615">
                <text:p>61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5059">
                <text:p>3075059</text:p>
              </table:table-cell>
              <table:table-cell office:value-type="float" office:value="195">
                <text:p>195</text:p>
              </table:table-cell>
              <table:table-cell office:value-type="float" office:value="229">
                <text:p>229</text:p>
              </table:table-cell>
              <table:table-cell office:value-type="float" office:value="738">
                <text:p>73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87559">
                <text:p>3587559</text:p>
              </table:table-cell>
              <table:table-cell office:value-type="float" office:value="228">
                <text:p>228</text:p>
              </table:table-cell>
              <table:table-cell office:value-type="float" office:value="262">
                <text:p>262</text:p>
              </table:table-cell>
              <table:table-cell office:value-type="float" office:value="874">
                <text:p>87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0059">
                <text:p>4100059</text:p>
              </table:table-cell>
              <table:table-cell office:value-type="float" office:value="257">
                <text:p>257</text:p>
              </table:table-cell>
              <table:table-cell office:value-type="float" office:value="296">
                <text:p>296</text:p>
              </table:table-cell>
              <table:table-cell office:value-type="float" office:value="995">
                <text:p>99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2559">
                <text:p>4612559</text:p>
              </table:table-cell>
              <table:table-cell office:value-type="float" office:value="287">
                <text:p>287</text:p>
              </table:table-cell>
              <table:table-cell office:value-type="float" office:value="331">
                <text:p>331</text:p>
              </table:table-cell>
              <table:table-cell office:value-type="float" office:value="1109">
                <text:p>110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5059">
                <text:p>5125059</text:p>
              </table:table-cell>
              <table:table-cell office:value-type="float" office:value="319">
                <text:p>319</text:p>
              </table:table-cell>
              <table:table-cell office:value-type="float" office:value="380">
                <text:p>380</text:p>
              </table:table-cell>
              <table:table-cell office:value-type="float" office:value="1239">
                <text:p>1239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cylinder" chart:vertical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09cm" svg:height="10.137cm" xlink:href=".." chart:class="chart:bar" chart:style-name="ch1">
        <chart:plot-area chart:style-name="ch2" table:cell-range-address="Data.C1:Data.F1 Data.C10:Data.F10" chart:data-source-has-labels="row" svg:x="1.529cm" svg:y="0.146cm" svg:width="9.738cm" svg:height="8.8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Data.C1:Data.F1"/>
          </chart:axis>
          <chart:axis chart:dimension="y" chart:name="primary-y" chart:style-name="ch4">
            <chart:title svg:x="6.499cm" svg:y="9.156cm" chart:style-name="ch5">
              <text:p>MB per seconds</text:p>
            </chart:title>
            <chart:grid chart:style-name="ch6" chart:class="major"/>
          </chart:axis>
          <chart:axis chart:dimension="z" chart:name="primary-z" chart:style-name="ch3"/>
          <chart:series chart:style-name="ch7" chart:values-cell-range-address="Data.C10:Data.F1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C1:Data.F1">xslt</text:p>
              </table:table-cell>
              <table:table-cell office:value-type="string">
                <text:p>identity</text:p>
              </table:table-cell>
              <table:table-cell office:value-type="string">
                <text:p>stx</text:p>
              </table:table-cell>
              <table:table-cell office:value-type="string">
                <text:p>freetle</text:p>
              </table:table-cell>
            </table:table-row>
          </table:table-header-rows>
          <table:table-rows>
            <table:table-row>
              <table:table-cell office:value-type="string">
                <text:p text:id="">Ligne 10</text:p>
              </table:table-cell>
              <table:table-cell office:value-type="float" office:value="15.4317598281491">
                <text:p text:id="Data.C10:Data.F10">15.4317598281491</text:p>
              </table:table-cell>
              <table:table-cell office:value-type="float" office:value="13.401960169671">
                <text:p>13.401960169671</text:p>
              </table:table-cell>
              <table:table-cell office:value-type="float" office:value="4.02488901431267">
                <text:p>4.02488901431267</text:p>
              </table:table-cell>
              <table:table-cell office:value-type="float" office:value="13.6957445358902">
                <text:p>13.6957445358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